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0931in" fo:keep-together="auto"/>
    </style:style>
    <style:style style:name="Table1.7" style:family="table-row">
      <style:table-row-properties style:min-row-height="0.6549in" fo:keep-together="auto"/>
    </style:style>
    <style:style style:name="Table1.9" style:family="table-row">
      <style:table-row-properties style:min-row-height="1.9313in" fo:keep-together="auto"/>
    </style:style>
    <style:style style:name="Table1.15" style:family="table-row">
      <style:table-row-properties style:min-row-height="0.6764in" fo:keep-together="auto"/>
    </style:style>
    <style:style style:name="Table1.18" style:family="table-row">
      <style:table-row-properties style:min-row-height="0.1597in" fo:keep-together="auto"/>
    </style:style>
    <style:style style:name="Table1.19" style:family="table-row">
      <style:table-row-properties style:min-row-height="0.3632in" fo:keep-together="auto"/>
    </style:style>
    <style:style style:name="Table1.20" style:family="table-row">
      <style:table-row-properties style:min-row-height="0.184in" fo:keep-together="auto"/>
    </style:style>
    <style:style style:name="Table1.21" style:family="table-row">
      <style:table-row-properties style:min-row-height="0.1521in" fo:keep-together="auto"/>
    </style:style>
    <style:style style:name="Table1.22" style:family="table-row">
      <style:table-row-properties style:min-row-height="0.8347in" fo:keep-together="auto"/>
    </style:style>
    <style:style style:name="Table1.25" style:family="table-row">
      <style:table-row-properties style:min-row-height="0.1688in" fo:keep-together="auto"/>
    </style:style>
    <style:style style:name="Table1.27" style:family="table-row">
      <style:table-row-properties style:min-row-height="0.1889in" fo:keep-together="auto"/>
    </style:style>
    <style:style style:name="Table1.28" style:family="table-row">
      <style:table-row-properties style:min-row-height="0.9118in" fo:keep-together="auto"/>
    </style:style>
    <style:style style:name="Table1.30" style:family="table-row">
      <style:table-row-properties style:min-row-height="1.1986in" fo:keep-together="auto"/>
    </style:style>
    <style:style style:name="Table1.32" style:family="table-row">
      <style:table-row-properties style:min-row-height="0.6653in" fo:keep-together="auto"/>
    </style:style>
    <style:style style:name="Table1.33" style:family="table-row">
      <style:table-row-properties style:min-row-height="0.1896in" fo:keep-together="auto"/>
    </style:style>
    <style:style style:name="Table1.36" style:family="table-row">
      <style:table-row-properties style:min-row-height="0.8451in" fo:keep-together="auto"/>
    </style:style>
    <style:style style:name="Table1.38" style:family="table-row">
      <style:table-row-properties style:min-row-height="0.4861in" fo:keep-together="auto"/>
    </style:style>
    <style:style style:name="Table1.40" style:family="table-row">
      <style:table-row-properties style:min-row-height="0.3167in" fo:keep-together="auto"/>
    </style:style>
    <style:style style:name="Table1.41" style:family="table-row">
      <style:table-row-properties style:min-row-height="0.1701in" fo:keep-together="auto"/>
    </style:style>
    <style:style style:name="Table1.42" style:family="table-row">
      <style:table-row-properties style:min-row-height="0.0563in" fo:keep-together="auto"/>
    </style:style>
    <style:style style:name="Table1.44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14" style:family="paragraph" style:parent-style-name="Standard">
      <style:text-properties fo:font-size="10pt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3" style:family="paragraph" style:parent-style-name="Standard">
      <style:text-properties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26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27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28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29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1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3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5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36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37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38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39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snap-to-layout-grid="false"/>
    </style:style>
    <style:style style:name="P42" style:family="paragraph" style:parent-style-name="Standard">
      <style:paragraph-properties fo:orphans="0" fo:widows="0"/>
    </style:style>
    <style:style style:name="P43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4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/>
    </style:style>
    <style:style style:name="P47" style:family="paragraph" style:parent-style-name="Standard" style:list-style-name="WW8Num4">
      <style:text-properties fo:font-size="10pt" style:font-size-asian="10pt" style:font-size-complex="10pt"/>
    </style:style>
    <style:style style:name="P48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49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0" style:family="paragraph" style:parent-style-name="Standard" style:list-style-name="WW8Num5">
      <style:text-properties fo:font-size="10pt" style:font-size-asian="10pt" style:font-size-complex="10pt"/>
    </style:style>
    <style:style style:name="P51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2" style:family="paragraph" style:parent-style-name="Standard" style:list-style-name="WW8Num3">
      <style:text-properties fo:font-size="10pt" style:font-size-asian="10pt" style:font-size-complex="10pt"/>
    </style:style>
    <style:style style:name="P53" style:family="paragraph" style:parent-style-name="Standard" style:list-style-name="WW8Num1">
      <style:text-properties fo:font-size="10pt" style:font-size-asian="10pt" style:font-size-complex="10pt"/>
    </style:style>
    <style:style style:name="P54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5" style:family="paragraph" style:parent-style-name="Standard" style:list-style-name="WW8Num2">
      <style:text-properties fo:font-size="10pt" style:font-size-asian="10pt" style:font-size-complex="10pt"/>
    </style:style>
    <style:style style:name="P56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57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58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59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60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61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2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3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4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65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66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67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68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69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70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1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3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74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officeooo:rsid="001a829d"/>
    </style:style>
    <style:style style:name="T6" style:family="text">
      <style:text-properties officeooo:rsid="001c1b0b"/>
    </style:style>
    <style:style style:name="T7" style:family="text">
      <style:text-properties officeooo:rsid="001ec96b"/>
    </style:style>
    <style:style style:name="T8" style:family="text">
      <style:text-properties officeooo:rsid="00240566"/>
    </style:style>
    <style:style style:name="T9" style:family="text">
      <style:text-properties officeooo:rsid="0024cc9d"/>
    </style:style>
    <style:style style:name="T10" style:family="text">
      <style:text-properties officeooo:rsid="00266119"/>
    </style:style>
    <style:style style:name="T11" style:family="text">
      <style:text-properties officeooo:rsid="002de9bc"/>
    </style:style>
    <style:style style:name="T12" style:family="text">
      <style:text-properties officeooo:rsid="0032a979"/>
    </style:style>
    <style:style style:name="T13" style:family="text">
      <style:text-properties officeooo:rsid="0037d388"/>
    </style:style>
    <style:style style:name="T14" style:family="text">
      <style:text-properties officeooo:rsid="0038febe"/>
    </style:style>
    <style:style style:name="T15" style:family="text">
      <style:text-properties officeooo:rsid="003ab87d"/>
    </style:style>
    <style:style style:name="T16" style:family="text">
      <style:text-properties officeooo:rsid="003c5009"/>
    </style:style>
    <style:style style:name="T17" style:family="text">
      <style:text-properties officeooo:rsid="0041508b"/>
    </style:style>
    <style:style style:name="T18" style:family="text">
      <style:text-properties officeooo:rsid="003777bc"/>
    </style:style>
    <style:style style:name="T19" style:family="text">
      <style:text-properties officeooo:rsid="003775e8"/>
    </style:style>
    <style:style style:name="T20" style:family="text">
      <style:text-properties officeooo:rsid="00315dce"/>
    </style:style>
    <style:style style:name="T21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3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4" style:family="text">
      <style:text-properties style:use-window-font-color="true" loext:opacity="0%" style:text-position="super 58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officeooo:rsid="0031f0ed"/>
    </style:style>
    <style:style style:name="T26" style:family="text">
      <style:text-properties officeooo:rsid="00344d8b"/>
    </style:style>
    <style:style style:name="T27" style:family="text">
      <style:text-properties officeooo:rsid="0032bca8"/>
    </style:style>
    <style:style style:name="T28" style:family="text">
      <style:text-properties officeooo:rsid="003309bc"/>
    </style:style>
    <style:style style:name="T29" style:family="text">
      <style:text-properties officeooo:rsid="0038e66f"/>
    </style:style>
    <style:style style:name="T30" style:family="text">
      <style:text-properties officeooo:rsid="0038251d"/>
    </style:style>
    <style:style style:name="T31" style:family="text">
      <style:text-properties officeooo:rsid="003adf16"/>
    </style:style>
    <style:style style:name="T32" style:family="text">
      <style:text-properties officeooo:rsid="004582ed"/>
    </style:style>
    <style:style style:name="T33" style:family="text">
      <style:text-properties officeooo:rsid="00472318"/>
    </style:style>
    <style:style style:name="T34" style:family="text">
      <style:text-properties officeooo:rsid="00473736"/>
    </style:style>
    <style:style style:name="T35" style:family="text">
      <style:text-properties officeooo:rsid="00481e0f"/>
    </style:style>
    <style:style style:name="T36" style:family="text">
      <style:text-properties officeooo:rsid="004aa085"/>
    </style:style>
    <style:style style:name="T37" style:family="text">
      <style:text-properties style:text-position="super 58%" officeooo:rsid="004aa085"/>
    </style:style>
    <style:style style:name="T38" style:family="text">
      <style:text-properties fo:font-weight="normal" officeooo:rsid="003309bc" style:font-weight-asian="normal" style:font-weight-complex="normal"/>
    </style:style>
    <style:style style:name="T39" style:family="text">
      <style:text-properties officeooo:rsid="004b4dd7"/>
    </style:style>
    <style:style style:name="T40" style:family="text">
      <style:text-properties officeooo:rsid="00534e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9">Cellphone </text:span>(716)<text:span text:style-name="T5">392</text:span>-<text:span text:style-name="T5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4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41"><text:span text:style-name="Internet_20_link"><text:span text:style-name="T3"/>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4">Objective</text:p>
          </table:table-cell>
          <table:table-cell table:style-name="Table1.A1" table:number-columns-spanned="2" office:value-type="string">
            <text:p text:style-name="P24">A challenging position in <text:span text:style-name="T12">electrical </text:span><text:span text:style-name="T17">and computer </text:span><text:span text:style-name="T12">design 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34">University</text:p>
            <text:p text:style-name="P25">Education</text:p>
            <text:p text:style-name="P39">1995<text:span text:style-name="T5"> – </text:span>2000</text:p>
            <text:p text:style-name="P34"/>
          </table:table-cell>
          <table:table-cell table:style-name="Table1.A1" table:number-columns-spanned="2" office:value-type="string">
            <text:p text:style-name="P24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39">468</text:span> / 4.00<text:span text:style-name="T39">0</text:span></text:p>
          </table:table-cell>
          <table:covered-table-cell/>
        </table:table-row>
        <table:table-row table:style-name="Table1.6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24">Course Work</text:p>
            <text:p text:style-name="P34">Polytechnic University</text:p>
            <text:p text:style-name="P39">1995<text:span text:style-name="T5"> – </text:span>2000</text:p>
          </table:table-cell>
          <table:table-cell table:style-name="Table1.A1" office:value-type="string">
            <text:p text:style-name="P7"><text:span text:style-name="T18">Electric</text:span><text:span text:style-name="T17">al</text:span><text:span text:style-name="T18"> and </text:span>Electronic <text:span text:style-name="T18">Circuit Analysis</text:span></text:p>
            <text:p text:style-name="P14">C, C++, Assembly, <text:span text:style-name="T19">and </text:span><text:span text:style-name="T20">Fortran </text:span>languages</text:p>
            <text:p text:style-name="P14">TCP/IP Analysis and Programming </text:p>
            <text:p text:style-name="P14">Electric Circuit Design and Testing</text:p>
            <text:p text:style-name="P13">Engineering Design Project</text:p>
          </table:table-cell>
          <table:table-cell table:style-name="Table1.A1" office:value-type="string">
            <text:p text:style-name="P7">Wireless, Ethernet and ATM Networks</text:p>
            <text:p text:style-name="P14">Communications Engineering</text:p>
            <text:p text:style-name="P14">Data Acquisition <text:span text:style-name="T17">and LabView</text:span></text:p>
            <text:p text:style-name="P14">VHDL <text:span text:style-name="T21">Digital</text:span> Design</text:p>
            <text:p text:style-name="P15">Control Systems Engineering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9">
          <table:table-cell table:style-name="Table1.A1" office:value-type="string">
            <text:p text:style-name="P29">Course Work</text:p>
            <text:p text:style-name="P43"><text:a xlink:type="simple" xlink:href="https://www.coursera.org/" text:style-name="Internet_20_link" text:visited-style-name="Visited_20_Internet_20_Link"><text:span text:style-name="T20">Coursera.</text:span></text:a><text:a xlink:type="simple" xlink:href="https://www.coursera.org/" text:style-name="Internet_20_link" text:visited-style-name="Visited_20_Internet_20_Link"><text:span text:style-name="T26">org</text:span></text:a></text:p>
            <text:p text:style-name="P44">2018 <text:span text:style-name="T33">–</text:span> Present</text:p>
          </table:table-cell>
          <table:table-cell table:style-name="Table1.A1" table:number-columns-spanned="2" office:value-type="string">
            <text:p text:style-name="P45"><text:a xlink:type="simple" xlink:href="https://www.coursera.org/verify/DKMDT2RKL9L7" text:style-name="Internet_20_link" text:visited-style-name="Visited_20_Internet_20_Link"><text:span text:style-name="T25">Sensors and Sensor Circuit Design</text:span></text:a><text:span text:style-name="T25"> </text:span><text:span text:style-name="T14">(Coursera Certificate)</text:span></text:p>
            <text:p text:style-name="P46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6"><text:a xlink:type="simple" xlink:href="https://www.coursera.org/verify/KJASFLYE8XDQ" text:style-name="Internet_20_link" text:visited-style-name="Visited_20_Internet_20_Link"><text:span text:style-name="T20">Introduction to Cyberattacks</text:span></text:a><text:span text:style-name="T20"> </text:span>(Coursera Certificate)</text:p>
            <text:p text:style-name="P16"><text:a xlink:type="simple" xlink:href="https://www.coursera.org/verify/GQ82Q6BLL4VW" text:style-name="Internet_20_link" text:visited-style-name="Visited_20_Internet_20_Link"><text:span text:style-name="T25">Cyber Attack Countermeasures</text:span></text:a> (Coursera Certificate)</text:p>
            <text:p text:style-name="P17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7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7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7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20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60">Machine Learning with Python (Coursera Certificate)</text:p>
            <text:p text:style-name="P20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21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2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1">Course Work</text:p>
            <text:p text:style-name="P32"><text:a xlink:type="simple" xlink:href="http://www.kaggle.com/" text:style-name="Internet_20_link" text:visited-style-name="Visited_20_Internet_20_Link">Kaggle.com</text:a></text:p>
            <text:p text:style-name="P40">2021 – Present </text:p>
          </table:table-cell>
          <table:table-cell table:style-name="Table1.A1" table:number-columns-spanned="2" office:value-type="string">
            <text:p text:style-name="P18"><text:a xlink:type="simple" xlink:href="https://www.kaggle.com/learn/certification/markkhusid/python" text:style-name="Internet_20_link" text:visited-style-name="Visited_20_Internet_20_Link">Python</text:a> <text:span text:style-name="T34">(Kaggle</text:span><text:span text:style-name="T32"> Certificate)</text:span></text:p>
            <text:p text:style-name="P18"><text:a xlink:type="simple" xlink:href="https://www.kaggle.com/learn/certification/markkhusid/pandas" text:style-name="Internet_20_link" text:visited-style-name="Visited_20_Internet_20_Link">Pandas</text:a> <text:span text:style-name="T34">(Kaggle</text:span><text:span text:style-name="T32"> Certificate)</text:span></text:p>
            <text:p text:style-name="P18"><text:a xlink:type="simple" xlink:href="https://www.kaggle.com/learn/certification/markkhusid/data-visualization" text:style-name="Internet_20_link" text:visited-style-name="Visited_20_Internet_20_Link">Data Visualization</text:a> <text:span text:style-name="T34">(Kaggle</text:span><text:span text:style-name="T32"> Certificate)</text:span></text:p>
            <text:p text:style-name="P18"><text:a xlink:type="simple" xlink:href="https://www.kaggle.com/learn/certification/markkhusid/time-series" text:style-name="Internet_20_link" text:visited-style-name="Visited_20_Internet_20_Link">Time Series</text:a> <text:span text:style-name="T34">(Kaggle</text:span><text:span text:style-name="T32"> Certificate)</text:span></text:p>
            <text:p text:style-name="P18"><text:a xlink:type="simple" xlink:href="https://www.kaggle.com/learn/certification/markkhusid/data-cleaning" text:style-name="Internet_20_link" text:visited-style-name="Visited_20_Internet_20_Link">Data Cleaning</text:a> <text:span text:style-name="T34">(Kaggle</text:span><text:span text:style-name="T32"> Certificate)</text:span></text:p>
            <text:p text:style-name="P20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2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3">Course Work</text:p>
            <text:p text:style-name="P19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9">2021 - Present</text:p>
          </table:table-cell>
          <table:table-cell table:style-name="Table1.A1" table:number-columns-spanned="2" office:value-type="string">
            <text:p text:style-name="P19">Complete Beginner Learning Path (Tryhackme Certificate)</text:p>
            <text:p text:style-name="P19">Pre – Security Learning Path (Tryhackme Certificate)</text:p>
            <text:p text:style-name="P20">Web Fundamentals Learning Path (Tryhackm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5">
          <table:table-cell table:style-name="Table1.A1" office:value-type="string">
            <text:p text:style-name="P24">Honors &amp; Awards</text:p>
          </table:table-cell>
          <table:table-cell table:style-name="Table1.A1" office:value-type="string">
            <text:list xml:id="list2607912642" text:style-name="WW8Num4">
              <text:list-item>
                <text:p text:style-name="P48">Dean’s List, Fall 1996 – June 2000</text:p>
              </text:list-item>
              <text:list-item>
                <text:p text:style-name="P47">William L. Everitt Student Award of Excellence</text:p>
              </text:list-item>
              <text:list-item>
                <text:p text:style-name="P47">IEEE Student Branch Award</text:p>
              </text:list-item>
            </text:list>
          </table:table-cell>
          <table:table-cell table:style-name="Table1.A1" office:value-type="string">
            <text:list xml:id="list161942470499591" text:continue-numbering="true" text:style-name="WW8Num4">
              <text:list-item>
                <text:p text:style-name="P48">Best Project Award – 1999 Summer Junior Research Internship Program</text:p>
              </text:list-item>
              <text:list-item>
                <text:p text:style-name="P47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">
          <table:table-cell table:style-name="Table1.A1" office:value-type="string">
            <text:p text:style-name="P24">Employment</text:p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19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26">Moog, Inc., <text:span text:style-name="T5">East Aurora, N.Y.</text:span></text:p>
            <text:p text:style-name="P38">Electrical Design Engineer</text:p>
          </table:table-cell>
          <table:covered-table-cell/>
        </table:table-row>
        <table:table-row table:style-name="Table1.20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500588065" text:style-name="WW8Num5">
              <text:list-item>
                <text:p text:style-name="P61">Designed <text:span text:style-name="T14">mixed-signal circuit card assemblies launch vehicle applications</text:span></text:p>
              </text:list-item>
              <text:list-item>
                <text:p text:style-name="P63">Participated in system integration testing and control loop closure activities for Electronic Control Units for launch vehicle applications</text:p>
              </text:list-item>
              <text:list-item>
                <text:p text:style-name="P63">Developed combination of Pspice, Python, Fortran and Jupyter Notebooks to analyze complex circuits and <text:span text:style-name="T15">Electronics Control Unit subsystems</text:span></text:p>
              </text:list-item>
              <text:list-item>
                <text:p text:style-name="P73">Performed worst – case circuit analysis using in – depth custom component models</text:p>
              </text:list-item>
              <text:list-item>
                <text:p text:style-name="P64"><text:soft-page-break/>Prepared and presented designs to customers</text:p>
              </text:list-item>
            </text:list>
          </table:table-cell>
          <table:covered-table-cell/>
        </table:table-row>
        <table:table-row table:style-name="Table1.21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61942468761400" text:continue-numbering="true" text:style-name="WW8Num5">
              <text:list-header>
                <text:p text:style-name="P61"/>
              </text:list-header>
            </text:list>
          </table:table-cell>
          <table:covered-table-cell/>
        </table:table-row>
        <table:table-row table:style-name="Table1.22">
          <table:table-cell table:style-name="Table1.A1" office:value-type="string">
            <text:p text:style-name="P11">1/2014 – <text:span text:style-name="T16">9/2018</text:span></text:p>
          </table:table-cell>
          <table:table-cell table:style-name="Table1.A1" table:number-columns-spanned="2" office:value-type="string">
            <text:p text:style-name="P37">Electrical Engineering Consultant</text:p>
            <text:list xml:id="list161942800304778" text:continue-numbering="true" text:style-name="WW8Num5">
              <text:list-item>
                <text:p text:style-name="P49">Consulted on and designed novel devices for solar power applications</text:p>
              </text:list-item>
              <text:list-item>
                <text:p text:style-name="P49">Constructed prototypes from concept to testing phase using engineering best practices</text:p>
              </text:list-item>
              <text:list-item>
                <text:p text:style-name="P62">Used LTSpice to simulate designs and verify concordance with test results from built prototypes</text:p>
              </text:list-item>
              <text:list-item>
                <text:p text:style-name="P62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1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22">
          <table:table-cell table:style-name="Table1.A1" office:value-type="string">
            <text:p text:style-name="P6">7/200<text:span text:style-name="T5">7</text:span> – <text:span text:style-name="T5">12/2013</text:span></text:p>
          </table:table-cell>
          <table:table-cell table:style-name="Table1.A1" table:number-columns-spanned="2" office:value-type="string">
            <text:p text:style-name="P24">Moog, Inc., <text:span text:style-name="T5">East Aurora, N.Y.</text:span></text:p>
            <text:p text:style-name="P23">Electrical Design Engineer</text:p>
            <text:list xml:id="list161943741240435" text:continue-numbering="true" text:style-name="WW8Num5">
              <text:list-item>
                <text:p text:style-name="P50">Designed analog and power circuit card assemblies for mission-critical Electronic Control Units <text:span text:style-name="T5">for the Taurus II, Delta IV and Centaur Launch Vehicles</text:span></text:p>
              </text:list-item>
              <text:list-item>
                <text:p text:style-name="P51">Designed, tested and implemented all-opamp Inductive Simulator for simulating servovalve dynamic response</text:p>
              </text:list-item>
              <text:list-item>
                <text:p text:style-name="P51">Designed test fixtures for 787 Aircraft program</text:p>
              </text:list-item>
              <text:list-item>
                <text:p text:style-name="P50">Analyzed complex circuits using <text:span text:style-name="T14">P</text:span>Spice, Math<text:span text:style-name="T22">CAD</text:span> and Matlab analysis software</text:p>
              </text:list-item>
              <text:list-item>
                <text:p text:style-name="P50">Prepared and presented designs to customers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1.25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27">Moog, Inc., East Aurora, N.Y.</text:p>
            <text:p text:style-name="P27">Engineering Technician</text:p>
            <text:list xml:id="list161942532967526" text:continue-numbering="true" text:style-name="WW8Num5">
              <text:list-item>
                <text:p text:style-name="P65">Constructed test fixtures to test flight critical electronic circuit boards</text:p>
              </text:list-item>
              <text:list-item>
                <text:p text:style-name="P65">Coordinated with engineering to optimize test fixture construction and test procedures</text:p>
              </text:list-item>
              <text:list-item>
                <text:p text:style-name="P65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27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1.28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27">Keller Technology Corporation, Inc., Tonawanda, N.Y.</text:p>
            <text:p text:style-name="P27">Electrical Controls Engineer</text:p>
            <text:list xml:id="list161942233446193" text:continue-numbering="true" text:style-name="WW8Num5">
              <text:list-item>
                <text:p text:style-name="P65">Designed electrical control systems for novel and complete manufacturing machinery</text:p>
              </text:list-item>
              <text:list-item>
                <text:p text:style-name="P65">Prepared drawing package of electrical schematics in AutoCAD Electrical 2006</text:p>
              </text:list-item>
              <text:list-item>
                <text:p text:style-name="P65">Researched and documented cost <text:span text:style-name="T6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0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5">MK Buffalo Unlimited, LLC, Buffalo, N.Y.</text:p>
            <text:p text:style-name="P36">Real Estate Investor</text:p>
            <text:list xml:id="list2792254260" text:style-name="WW8Num3">
              <text:list-item>
                <text:p text:style-name="P66">Acquired, rehabilitated and tenanted investment properties in the Buffalo, N.Y. area</text:p>
              </text:list-item>
              <text:list-item>
                <text:p text:style-name="P66">Communicated with accountants, attorneys, brokers and other business consultants and acquired knowledge of their respective fields</text:p>
              </text:list-item>
              <text:list-item>
                <text:p text:style-name="P66">Managed costs and rental income to insure business profitability</text:p>
              </text:list-item>
              <text:list-item>
                <text:p text:style-name="P66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4">Space Technology Branch, US Army CECOM, Fort Monmouth, N.J.</text:p>
            <text:p text:style-name="P23">Computer Engineer</text:p>
            <text:list xml:id="list161942930147138" text:continue-numbering="true" text:style-name="WW8Num3">
              <text:list-item>
                <text:p text:style-name="P52">Designed, assembled, configured and installed mission-critical computer systems in fixed, Army vehicular and airborne assets </text:p>
              </text:list-item>
              <text:list-item>
                <text:p text:style-name="P52">Performed extensive design, construction and field testing of Army tactical Wireless RF and Optical communications systems</text:p>
              </text:list-item>
              <text:list-item>
                <text:p text:style-name="P52">Soldered and assembled prototype Army electronic, optical and RF circuits and systems</text:p>
              </text:list-item>
              <text:list-item>
                <text:p text:style-name="P52">Configured routers, switches and transceiver communications components</text:p>
              </text:list-item>
              <text:list-item>
                <text:p text:style-name="P52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3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2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4">MP3L Laboratory, Polytechnic University, Brooklyn, N.Y.</text:p>
            <text:p text:style-name="P23">Research Assistant</text:p>
            <text:list xml:id="list1016129205" text:style-name="WW8Num1">
              <text:list-item>
                <text:p text:style-name="P53"><text:span text:style-name="T35">A</text:span>ssembled experimental apparatus to study optical microresonators</text:p>
              </text:list-item>
              <text:list-item>
                <text:p text:style-name="P54">Worked with laser diodes, optical fibers and interferometers</text:p>
              </text:list-item>
              <text:list-item>
                <text:p text:style-name="P53">Machined an optical fiber – microsphere coupler <text:span text:style-name="T35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ext:soft-page-break/>
        <table:table-row table:style-name="Table1.36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4">Markperi International Enterprises Inc., Islandia, N.Y.</text:p>
            <text:p text:style-name="P23">CAD / Computer Consultant</text:p>
            <text:list xml:id="list3387824890" text:style-name="WW8Num2">
              <text:list-item>
                <text:p text:style-name="P55">Drafted electrical schematics and machine parts utilizing AutoCAD</text:p>
              </text:list-item>
              <text:list-item>
                <text:p text:style-name="P55">Coordinated with technicians to improve existing drawings</text:p>
              </text:list-item>
              <text:list-item>
                <text:p text:style-name="P55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38">
          <table:table-cell table:style-name="Table1.A1" office:value-type="string">
            <text:p text:style-name="P24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38">Narasimha S. Prasad, Patrick T Kratovil, Sara C. Tucker, Neil J. Vallestero, </text:span><text:span text:style-name="T2">Mark Khusid</text:span><text:span text:style-name="T38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5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40">
          <table:table-cell table:style-name="Table1.A1" office:value-type="string">
            <text:p text:style-name="P24">Special Skills</text:p>
            <text:p text:style-name="P30"/>
          </table:table-cell>
          <table:table-cell table:style-name="Table1.A1" table:number-columns-spanned="2" office:value-type="string">
            <text:list xml:id="list161942424584992" text:continue-numbering="true" text:style-name="WW8Num2">
              <text:list-item>
                <text:p text:style-name="P56"><text:span text:style-name="T36">B</text:span><text:span text:style-name="T13">inary reverse engineering, </text:span>cybersecurity tradecraft, vulnerability analysis, exploit development, writing shellcode for x86-64, x86 and ARM processors</text:p>
              </text:list-item>
              <text:list-item>
                <text:p text:style-name="P74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57"><text:span text:style-name="T11">Webmaster for </text:span><text:a xlink:type="simple" xlink:href="http://www.mkdynamics.net/" text:style-name="Internet_20_link" text:visited-style-name="Visited_20_Internet_20_Link"><text:span text:style-name="T11">www.mkdynamics.net</text:span></text:a><text:span text:style-name="T11"> </text:span><text:span text:style-name="T27">and </text:span><text:span text:style-name="T28">a </text:span><text:span text:style-name="T27">Jupyter Lab server</text:span></text:p>
              </text:list-item>
              <text:list-item>
                <text:p text:style-name="P56">Proficient in <text:span text:style-name="T7">Red Hat </text:span>Fedora <text:span text:style-name="T7">and Debian based </text:span>Linux <text:span text:style-name="T7">such as Fedora Core, Kali, Parrot OS, and Ubuntu, Whonix and TAILS</text:span></text:p>
              </text:list-item>
              <text:list-item>
                <text:p text:style-name="P58">Proficient in Python, C/C++, x86, x86-64 and ARM Assembly, Pascal and Fortran <text:span text:style-name="T29">p</text:span>rogramming <text:span text:style-name="T29">l</text:span>anguages. <text:s/><text:span text:style-name="T40">Knowledgeable in the Ada programming language.</text:span></text:p>
              </text:list-item>
              <text:list-item>
                <text:p text:style-name="P68">Proficient in the Numpy, Pandas and ipywidgets extensions to the Python programming language</text:p>
              </text:list-item>
              <text:list-item>
                <text:p text:style-name="P69">Proficient in lathe and milling machine operations, electr<text:span text:style-name="T13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42">
          <table:table-cell table:style-name="Table1.A1" office:value-type="string">
            <text:p text:style-name="P28">Hobbies</text:p>
          </table:table-cell>
          <table:table-cell table:style-name="Table1.A1" table:number-columns-spanned="2" office:value-type="string">
            <text:list xml:id="list161942766065487" text:continue-numbering="true" text:style-name="WW8Num2">
              <text:list-item>
                <text:p text:style-name="P70">Practicing penetration testing and Capture The Flag competitions on HackTheBox.eu, <text:span text:style-name="T35">Tryhackme.com</text:span> <text:span text:style-name="T30">and Pentester Academy</text:span></text:p>
              </text:list-item>
              <text:list-item>
                <text:p text:style-name="P67">Licensed Amateur Radio Operator with Extra Class license. <text:s/>Licensed Volunteer Examiner by ARRL, Volunteer Exam Coordinator</text:p>
              </text:list-item>
              <text:list-item>
                <text:p text:style-name="P71">Data communications using the AX25 <text:span text:style-name="T28">protocol </text:span>over TCP/IP protocol on VHF Ham radios <text:span text:style-name="T28">and Broadband Hamnet</text:span></text:p>
              </text:list-item>
              <text:list-item>
                <text:p text:style-name="P72">Mixing Python and Fortran code in the Jupyter Lab development environment</text:p>
              </text:list-item>
              <text:list-item>
                <text:p text:style-name="P71">Raspberry Pi projects</text:p>
              </text:list-item>
              <text:list-item>
                <text:p text:style-name="P67"><text:span text:style-name="T23">Black Belt (1</text:span><text:span text:style-name="T24">st</text:span><text:span text:style-name="T23"> Degree) in</text:span> Tae Kwon Do, <text:span text:style-name="T28">Black Belt </text:span><text:span text:style-name="T36">(1</text:span><text:span text:style-name="T37">st</text:span><text:span text:style-name="T36"> Degree)</text:span><text:span text:style-name="T28"> in Krav Maga, </text:span>Shaolin Kungfu <text:span text:style-name="T28">hobbyist</text:span>, <text:span text:style-name="T8">weight lifting </text:span><text:span text:style-name="T31">and functional training, </text:span><text:span text:style-name="T35">c</text:span><text:span text:style-name="T8">amping, </text:span><text:span text:style-name="T9">primitive survival and self-sufficiency <text:s/></text:span></text:p>
              </text:list-item>
            </text:list>
          </table:table-cell>
          <table:covered-table-cell/>
        </table:table-row>
        <table:table-row table:style-name="Table1.42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4"/>
          </table:table-cell>
          <table:covered-table-cell/>
        </table:table-row>
        <table:table-row table:style-name="Table1.44">
          <table:table-cell table:style-name="Table1.A1" office:value-type="string">
            <text:p text:style-name="P24">References</text:p>
          </table:table-cell>
          <table:table-cell table:style-name="Table1.A1" table:number-columns-spanned="2" office:value-type="string">
            <text:p text:style-name="P6">Available upon reque<text:span text:style-name="T10">st</text:span></text:p>
          </table:table-cell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2-07-31T16:19:40.672460662</dc:date>
    <meta:print-date>2005-09-23T22:33:00</meta:print-date>
    <meta:editing-cycles>29</meta:editing-cycles>
    <meta:editing-duration>PT19H42M39S</meta:editing-duration>
    <meta:generator>LibreOffice/7.1.8.1$Linux_X86_64 LibreOffice_project/10$Build-1</meta:generator>
    <meta:document-statistic meta:table-count="1" meta:image-count="0" meta:object-count="0" meta:page-count="3" meta:paragraph-count="149" meta:word-count="1111" meta:character-count="8230" meta:non-whitespace-character-count="7295"/>
  </office:meta>
</office:document-meta>
</file>